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3898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dash" draw:stroke-dash="Ultrafine_20_Dashed"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draw:marker-end="Arrowheads_20_1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2.5201in" svg:y1="1.4004in" svg:x2="3.2417in" svg:y2="3.1319in">
            <text:p/>
          </draw:line>
          <draw:line draw:z-index="1" draw:style-name="gr1" draw:text-style-name="P1" svg:x1="4.4516in" svg:y1="1.4075in" svg:x2="3.4559in" svg:y2="3.139in">
            <text:p/>
          </draw:line>
          <draw:line draw:z-index="2" draw:style-name="gr1" draw:text-style-name="P1" svg:x1="6.2295in" svg:y1="1.3657in" svg:x2="3.6697in" svg:y2="3.139in">
            <text:p/>
          </draw:line>
          <draw:ellipse draw:z-index="3" draw:style-name="gr2" draw:text-style-name="P1" svg:width="0.6421in" svg:height="0.8969in" svg:x="3.0882in" svg:y="2.8559in" draw:kind="arc" draw:start-angle="180" draw:end-angle="357.68">
            <text:p/>
          </draw:ellipse>
          <draw:line draw:z-index="4" draw:style-name="gr3" draw:text-style-name="P1" svg:x1="3.0146in" svg:y1="3.139in" svg:x2="0.6083in" svg:y2="1.3866in">
            <text:p/>
          </draw:line>
        </table:shapes>
        <table:table-column table:style-name="co2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993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/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1">
            <text:p>1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/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0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line draw:z-index="0" draw:style-name="gr3" draw:text-style-name="P1" svg:x1="1.2933in" svg:y1="0.7409in" svg:x2="1.6051in" svg:y2="0.0839in">
            <text:p/>
          </draw:line>
          <draw:line draw:z-index="1" draw:style-name="gr3" draw:text-style-name="P1" svg:x1="2.9394in" svg:y1="0.7461in" svg:x2="3.2512in" svg:y2="0.089in">
            <text:p/>
          </draw:line>
          <draw:line draw:z-index="2" draw:style-name="gr3" draw:text-style-name="P1" svg:x1="4.5807in" svg:y1="0.7362in" svg:x2="4.8925in" svg:y2="0.0791in">
            <text:p/>
          </draw:line>
          <draw:line draw:z-index="3" draw:style-name="gr3" draw:text-style-name="P1" svg:x1="5.5685in" svg:y1="0.1878in" svg:x2="5.5657in" svg:y2="0.3189in">
            <text:p/>
          </draw:line>
          <draw:line draw:z-index="4" draw:style-name="gr3" draw:text-style-name="P1" svg:x1="3.9134in" svg:y1="0.1839in" svg:x2="3.9106in" svg:y2="0.315in">
            <text:p/>
          </draw:line>
          <draw:line draw:z-index="5" draw:style-name="gr3" draw:text-style-name="P1" svg:x1="2.2764in" svg:y1="0.1839in" svg:x2="2.2736in" svg:y2="0.315in">
            <text:p/>
          </draw:line>
          <draw:line draw:z-index="6" draw:style-name="gr3" draw:text-style-name="P1" svg:x1="0.6209in" svg:y1="0.1839in" svg:x2="0.6181in" svg:y2="0.315in">
            <text:p/>
          </draw:lin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ce10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3">
          <table:table-cell table:style-name="ce9" office:value-type="string" table:number-columns-spanned="2" table:number-rows-spanned="1">
            <text:p>Input</text:p>
          </table:table-cell>
          <table:covered-table-cell table:style-name="ce1"/>
          <table:table-cell/>
          <table:table-cell table:style-name="ce11" office:value-type="string" table:number-columns-spanned="2" table:number-rows-spanned="1">
            <text:p>Map</text:p>
          </table:table-cell>
          <table:covered-table-cell table:style-name="Default"/>
          <table:table-cell/>
          <table:table-cell table:style-name="ce11" office:value-type="string" table:number-columns-spanned="2" table:number-rows-spanned="1">
            <text:p>Reduce</text:p>
          </table:table-cell>
          <table:covered-table-cell/>
          <table:table-cell/>
          <table:table-cell table:style-name="ce11" office:value-type="string" table:number-columns-spanned="2" table:number-rows-spanned="1">
            <text:p>Output</text:p>
          </table:table-cell>
          <table:covered-table-cell/>
          <table:table-cell table:number-columns-repeated="1013"/>
        </table:table-row>
        <table:table-row table:style-name="ro3">
          <table:table-cell table:style-name="ce1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 table:number-columns-repeated="1013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0" office:value-type="string">
            <text:p>A B C D</text:p>
          </table:table-cell>
          <table:table-cell office:value-type="string">
            <text:p><text:s/>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A C A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B D D 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M4:Sheet1.S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5-06T16:02:22</dc:date>
    <meta:editing-duration>PT1H36M30S</meta:editing-duration>
    <meta:editing-cycles>11</meta:editing-cycles>
    <meta:generator>LibreOffice/3.5$Linux_x86 LibreOffice_project/350m1$Build-2</meta:generator>
    <dc:creator>karl </dc:creator>
    <meta:document-statistic meta:table-count="3" meta:cell-count="259" meta:object-count="12"/>
  </office:meta>
</office:document-meta>
</file>